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a0a7f" officeooo:paragraph-rsid="001a0a7f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b9e42" officeooo:paragraph-rsid="001b9e42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be19a" officeooo:paragraph-rsid="001be19a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Rich</text:p>
      <text:p text:style-name="P1">Research Methods</text:p>
      <text:p text:style-name="P1">Sept. 4, 2018</text:p>
      <text:p text:style-name="P1"/>
      <text:p text:style-name="P2">Research Summary</text:p>
      <text:p text:style-name="P2"/>
      <text:p text:style-name="P3">I am designing and implementing a heuristic version of the Forward-Backward algorithm used by HMMER. <text:s/>Rather than computing the entirety of the dynamic programming matrix, it will prune low-probability paths. <text:s/>This should reduce the runtime of the algorithm considerab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2:47:02.340873720</meta:creation-date>
    <dc:date>2019-09-11T14:45:55.157754146</dc:date>
    <meta:editing-duration>PT5M38S</meta:editing-duration>
    <meta:editing-cycles>3</meta:editing-cycles>
    <meta:generator>LibreOffice/6.0.4.2$MacOSX_X86_64 LibreOffice_project/9b0d9b32d5dcda91d2f1a96dc04c645c450872bf</meta:generator>
    <meta:document-statistic meta:table-count="0" meta:image-count="0" meta:object-count="0" meta:page-count="1" meta:paragraph-count="5" meta:word-count="48" meta:character-count="326" meta:non-whitespace-character-count="281"/>
  </office:meta>
</office:document-meta>
</file>